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4.25pt"/>
    </style:style>
    <style:style style:name="P2" style:family="paragraph" style:parent-style-name="Standard">
      <style:text-properties style:font-name="sans-serif" fo:font-size="14.25pt" officeooo:rsid="000ffe74" officeooo:paragraph-rsid="000ffe74"/>
    </style:style>
    <style:style style:name="P3" style:family="paragraph" style:parent-style-name="Standard">
      <style:text-properties style:font-name="sans-serif" fo:font-size="14.25pt" officeooo:rsid="00127f6b" officeooo:paragraph-rsid="00127f6b"/>
    </style:style>
    <style:style style:name="P4" style:family="paragraph" style:parent-style-name="Standard">
      <style:text-properties style:font-name="sans-serif" fo:font-size="12pt"/>
    </style:style>
    <style:style style:name="P5" style:family="paragraph" style:parent-style-name="Standard">
      <style:text-properties style:font-name="sans-serif" fo:font-size="10.5pt"/>
    </style:style>
    <style:style style:name="T1" style:family="text">
      <style:text-properties officeooo:rsid="001077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online.tugraz.at/tug_online/voe_main2.getvolltext?pCurrPk=77938" text:style-name="Internet_20_link" text:visited-style-name="Visited_20_Internet_20_Link">https://online.tugraz.at/tug_online/voe_main2.getvolltext?pCurrPk=77938</text:a></text:p>
      <text:p text:style-name="P3">http://infocenter.arm.com/help/index.jsp?topic=/com.arm.doc.prd29-genc-009492c/ch05s02s01.html</text:p>
      <text:p text:style-name="P1"/>
      <text:p text:style-name="P1">The secure operating system is responsible for security critical operations.</text:p>
      <text:p text:style-name="P1">Mostly cryptographic material is stored in the TZ and protected by its secu-</text:p>
      <text:p text:style-name="P1">rity mechanisms. The secure OS is part of the TCB of the whole system and</text:p>
      <text:p text:style-name="P1">therefore should be kept as small as possible. The secure OS also has to host</text:p>
      <text:p text:style-name="P1">the normal OS. In the boot process of a TrustZone aware system the secure OS</text:p>
      <text:p text:style-name="P1">boots up first and then the secure OS boots up the normal world operating</text:p>
      <text:p text:style-name="P1">system. Therefore acting as a boot loader for the normal world.</text:p>
      <text:p text:style-name="P1">Both worlds need to communicate with each other, to implement a RPC mech-</text:p>
      <text:p text:style-name="P1">anisms. The world communication is designed to work similar to an operating</text:p>
      <text:p text:style-name="P1">system call. A special operation mode exists in the TZ, which allows the cur-</text:p>
      <text:p text:style-name="P1">rent Central processing unit (CPU) to switch its state. This mode is called</text:p>
      <text:p text:style-name="P1">monitor mode and is implemented by the ANDIX OS. In this mode the sys-</text:p>
      <text:p text:style-name="P1">tem can switch between the two worlds. Both worlds can access this monitor</text:p>
      <text:p text:style-name="P1">mode by calling a trapdoor instruction called secure Monitor Call (SMC). This</text:p>
      <text:p text:style-name="P1">instruction works like to a software interrupt, which traps the user space into</text:p>
      <text:p text:style-name="P1">the kernel space, the SMC traps the kernel mode into the monitor mode. Infor-</text:p>
      <text:p text:style-name="P1">mation can be transferred to the monitor mode, by setting up the CPU registers</text:p>
      <text:p text:style-name="P1">before executing the SMC instruction. These registers can then be read in the</text:p>
      <text:p text:style-name="P1">monitor mode.</text:p>
      <text:p text:style-name="P1"/>
      <text:p text:style-name="P1"/>
      <text:p text:style-name="P1"><text:soft-page-break/>user/kernel space</text:p>
      <text:p text:style-name="P1">In modern operating systems the kernel and user applica-</text:p>
      <text:p text:style-name="P1">tions are executed in different operating modes of the Central processing</text:p>
      <text:p text:style-name="P1">unit (CPU). This isolates the kernel and user application from one another</text:p>
      <text:p text:style-name="P1">and protects the system from faulty and malicious applications.</text:p>
      <text:p text:style-name="P1">system call</text:p>
      <text:p text:style-name="P1">A system call is a mechanism for applications running in the user</text:p>
      <text:p text:style-name="P1">space to utilize functions that are only available in the kernel space. The</text:p>
      <text:p text:style-name="P1">kernel exposes a system call interface and allows application to use these</text:p>
      <text:p text:style-name="P1">functions.</text:p>
      <text:p text:style-name="P1">interrupt</text:p>
      <text:p text:style-name="P1">Interrupts the processor in its current execution and notifies the pro-</text:p>
      <text:p text:style-name="P1">cessor about the occurred event, by jumping to the handler address.</text:p>
      <text:p text:style-name="P1">System-on-a-Chip</text:p>
      <text:p text:style-name="P1">A System on Chip (SoC) is a system where its components</text:p>
      <text:p text:style-name="P1">are integrated into one circuit. Modern smart phones are also SoCs.</text:p>
      <text:p text:style-name="P1">secure world</text:p>
      <text:p text:style-name="P1">The ARM TrustZone partitions the SoC into two partitions. The</text:p>
      <text:p text:style-name="P1">partition of the SoC which is protected by the ARM TrustZone is called</text:p>
      <text:p text:style-name="P1">secure world</text:p>
      <text:p text:style-name="P1">normal world</text:p>
      <text:p text:style-name="P1">The ARM TrustZone partitions the SoC into two partitions. The</text:p>
      <text:p text:style-name="P1">partition of the SoC which is not the secure world is called normal world</text:p>
      <text:p text:style-name="P1">rich operating system</text:p>
      <text:p text:style-name="P1">A rich operating system is an operating system capable</text:p>
      <text:p text:style-name="P1">of providing a rich user interface. In this thesis we will refer to a rich</text:p>
      <text:p text:style-name="P1">operating system as the operating system running in the normal world</text:p>
      <text:p text:style-name="P1">and providing the normal user interface</text:p>
      <text:p text:style-name="P1"/>
      <text:p text:style-name="P1">An ARM processor can operate in different modes. The current mode deter-</text:p>
      <text:p text:style-name="P1"><text:soft-page-break/>mines the privilege level of the current operation. In the ARM architecture up</text:p>
      <text:p text:style-name="P1">to three privilege levels are available. Table</text:p>
      <text:p text:style-name="P1"/>
      <text:p text:style-name="P1">show which ARM mode has</text:p>
      <text:p text:style-name="P1">which privilege level.</text:p>
      <text:p text:style-name="P4">.: ARM Modes and privilege levels</text:p>
      <text:p text:style-name="P1">privilege level ARM Mode</text:p>
      <text:p text:style-name="P1">PL0<text:tab/>User</text:p>
      <text:p text:style-name="P1">PL1<text:tab/>System</text:p>
      <text:p text:style-name="P1">PL1 <text:s text:c="2"/>Supervisor</text:p>
      <text:p text:style-name="P1">PL1<text:tab/> FIQ</text:p>
      <text:p text:style-name="P1">PL1<text:tab/> IRQ</text:p>
      <text:p text:style-name="P1">PL1 <text:s text:c="2"/>Abort</text:p>
      <text:p text:style-name="P1">PL1 <text:s text:c="2"/>Monitor</text:p>
      <text:p text:style-name="P1">PL2 <text:s text:c="3"/>Hyp</text:p>
      <text:p text:style-name="P1"/>
      <text:p text:style-name="P1"/>
      <text:p text:style-name="P1">The privilege levels determine the current access rights to some features of the</text:p>
      <text:p text:style-name="P1">system. PL</text:p>
      <text:p text:style-name="P1">0</text:p>
      <text:p text:style-name="P1">is the privilege level for unprivileged executions. PL</text:p>
      <text:p text:style-name="P1">1</text:p>
      <text:p text:style-name="P1">gives access</text:p>
      <text:p text:style-name="P1">to all features of the system except virtualization features. PL</text:p>
      <text:p text:style-name="P1">2</text:p>
      <text:p text:style-name="P1">gives access to</text:p>
      <text:p text:style-name="P1">all features of the system including the virtualization features. PL</text:p>
      <text:p text:style-name="P1">0</text:p>
      <text:p text:style-name="P1">usually is</text:p>
      <text:p text:style-name="P1">15</text:p>
      <text:p text:style-name="P1">2. Preliminaries</text:p>
      <text:p text:style-name="P1">used for user applications. PL</text:p>
      <text:p text:style-name="P1">1</text:p>
      <text:p text:style-name="P1">usually is used by operating system kernels</text:p>
      <text:p text:style-name="P1">and PL</text:p>
      <text:p text:style-name="P1">2</text:p>
      <text:p text:style-name="P1">is used for hypervisors like Xen</text:p>
      <text:p text:style-name="P5">2</text:p>
      <text:p text:style-name="P1">.</text:p>
      <text:p text:style-name="Standard"/>
      <text:p text:style-name="Standard"/>
      <text:p text:style-name="P1">igure</text:p>
      <text:p text:style-name="P1"><text:soft-page-break/>2</text:p>
      <text:p text:style-name="P1">.</text:p>
      <text:p text:style-name="P1">3</text:p>
      <text:p text:style-name="P1">shows the boot process of an ARM TZ aware system. After the de-</text:p>
      <text:p text:style-name="P1">vice is powered on, a first stage boot loader is loaded from read only memory.</text:p>
      <text:p text:style-name="P1">This first stage boot loader is the ROM SoC Bootloader in figure</text:p>
      <text:p text:style-name="P1">2</text:p>
      <text:p text:style-name="P1">.</text:p>
      <text:p text:style-name="P1">3</text:p>
      <text:p text:style-name="P1">. This boot</text:p>
      <text:p text:style-name="P1">loader tries to load the secure world OS from a known location. This could be</text:p>
      <text:p text:style-name="P1">a memory card, on board flash memory or a network device. The secure world</text:p>
      <text:p text:style-name="P1">OS is digitally signed by the device manufacturer. This signature is verified by</text:p>
      <text:p text:style-name="P1">the first stage boot loader. It uses a public key for the signature verification,</text:p>
      <text:p text:style-name="P1">stored in a read only memory on the SoC. It is essential for the security in</text:p>
      <text:p text:style-name="P1">terms of origin integrity that this key can not be modified. The mechanisms</text:p>
      <text:p text:style-name="P1">for keeping this key secure depend on the SoC. We can only trust that this key</text:p>
      <text:p text:style-name="P1">is not modified. When the signature can be verified successfully, the secure</text:p>
      <text:p text:style-name="P1">world OS is executed. The secure world OS boots up and than verifies and ex-</text:p>
      <text:p text:style-name="P1">ecutes the normal world boot loader in the normal world. This again loads and</text:p>
      <text:p text:style-name="P1">executes the normal world OS. These process description is an abstraction of a</text:p>
      <text:p text:style-name="P1">real world secure boot process. The process details may differ from platform</text:p>
      <text:p text:style-name="P1">to platfor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05:28.216729698</meta:creation-date>
    <dc:date>2018-05-25T18:36:17.468665856</dc:date>
    <meta:editing-duration>PT5H33M1S</meta:editing-duration>
    <meta:editing-cycles>1</meta:editing-cycles>
    <meta:document-statistic meta:table-count="0" meta:image-count="0" meta:object-count="0" meta:page-count="4" meta:paragraph-count="110" meta:word-count="834" meta:character-count="4879" meta:non-whitespace-character-count="4144"/>
    <meta:generator>LibreOffice/5.1.6.2$Linux_X86_64 LibreOffice_project/10m0$Build-2</meta:generator>
  </office:meta>
</office:document-meta>
</file>